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ubject nr.</text:p>
          </table:table-cell>
          <table:table-cell table:style-name="ce2" office:value-type="string" calcext:value-type="string">
            <text:p>Average % between last 2 sets</text:p>
          </table:table-cell>
          <table:table-cell table:style-name="ce2" office:value-type="string" calcext:value-type="string">
            <text:p>Felt Binaural Difference between last 2 sets?</text:p>
          </table:table-cell>
          <table:table-cell table:style-name="ce2"/>
          <table:table-cell table:style-name="ce2" office:value-type="string" calcext:value-type="string">
            <text:p>Prior VR Experience</text:p>
          </table:table-cell>
          <table:table-cell table:style-name="ce4" office:value-type="string" calcext:value-type="string">
            <text:p>Comment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ld clearly feel binaural effect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last and First (Binaural) experiments were much easie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second last one (binaural) was much easier then the last on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36" calcext:value-type="float">
            <text:p>28.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dn't feel any differenc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49" calcext:value-type="float">
            <text:p>15.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second last one (binaural) I don't have to think where the cube i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It was easier to find objects above me the second time (binaural)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second last one was much easier (stereo)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89" calcext:value-type="float">
            <text:p>27.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idea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79" calcext:value-type="float">
            <text:p>31.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dn't feel any differenc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It was more easy to locate objects above you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36" calcext:value-type="float">
            <text:p>22.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dn't feel any differenc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ppler effect was noticeable 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77" calcext:value-type="float">
            <text:p>21.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l of a sudden there were particles on the object (visual)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66" calcext:value-type="float">
            <text:p>-3.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idea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.4" calcext:value-type="float">
            <text:p>-7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differenc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.48" calcext:value-type="float">
            <text:p>-2.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lt a clear difference between binaural (even though he was slower)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difference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differenc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02" calcext:value-type="float">
            <text:p>23.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Above and below cubes are easier in binaural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verage Feeling yes</text:p>
          </table:table-cell>
          <table:table-cell table:style-name="Default" office:value-type="string" calcext:value-type="string">
            <text:p>Average Male</text:p>
          </table:table-cell>
          <table:table-cell table:style-name="Default" office:value-type="string" calcext:value-type="string">
            <text:p>Average VR experience yes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3" table:formula="of:=AVERAGEIF([.C3:.C22];&quot;=*Yes&quot;;[.B3:.B22])" office:value-type="float" office:value="11.875" calcext:value-type="float">
            <text:p>11.88</text:p>
          </table:table-cell>
          <table:table-cell table:style-name="ce3" table:formula="of:=AVERAGEIF([.D3:.D22];&quot;=*Male&quot;;[.B3:.B22])" office:value-type="float" office:value="13.6005" calcext:value-type="float">
            <text:p>13.60</text:p>
          </table:table-cell>
          <table:table-cell table:style-name="ce3" table:formula="of:=AVERAGEIF([.E3:.E22];&quot;=*yes&quot;;[.B3:.B22])" office:value-type="float" office:value="13.9844444444444" calcext:value-type="float">
            <text:p>13.98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verage Feeling no</text:p>
          </table:table-cell>
          <table:table-cell table:style-name="Default" office:value-type="string" calcext:value-type="string">
            <text:p>Average Female</text:p>
          </table:table-cell>
          <table:table-cell table:style-name="Default" office:value-type="string" calcext:value-type="string">
            <text:p>Average VR experience no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3" table:formula="of:=AVERAGEIF([.C3:.C22];&quot;=*No&quot;;[.B3:.B22])" office:value-type="float" office:value="15.326" calcext:value-type="float">
            <text:p>15.33</text:p>
          </table:table-cell>
          <table:table-cell table:style-name="ce3" table:formula="of:=AVERAGEIF([.D3:.D22];&quot;=*Female&quot;;[.B3:.B22])" office:value-type="float" office:value="20.0842857142857" calcext:value-type="float">
            <text:p>20.08</text:p>
          </table:table-cell>
          <table:table-cell table:style-name="ce3" table:formula="of:=AVERAGEIF([.E3:.E22];&quot;=*no&quot;;[.B3:.B22])" office:value-type="float" office:value="13.2863636363636" calcext:value-type="float">
            <text:p>13.29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mount Feeling y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table:formula="of:=COUNTIF([.C3:.C22];&quot;*Yes*&quot;)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office:value-type="string" calcext:value-type="string">
            <text:p>Above and Below cubes are easier:</text:p>
          </table:table-cell>
          <table:table-cell table:number-columns-repeated="2"/>
          <table:table-cell office:value-type="string" calcext:value-type="string">
            <text:p>3 times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mount Feeling no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table:formula="of:=COUNTIF([.C3:.C22];&quot;*No*&quot;)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2:22:16.009000000</meta:creation-date>
    <dc:date>2018-01-16T04:43:57.438000000</dc:date>
    <meta:editing-duration>PT2H1M18S</meta:editing-duration>
    <meta:editing-cycles>4</meta:editing-cycles>
    <meta:generator>LibreOffice/5.4.4.2$Windows_X86_64 LibreOffice_project/2524958677847fb3bb44820e40380acbe820f960</meta:generator>
    <meta:document-statistic meta:table-count="1" meta:cell-count="142" meta:object-count="0"/>
  </office:meta>
</office:document-meta>
</file>